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src/main.py</text:p>
      <text:p text:style-name="Standard"/>
      <text:p text:style-name="Standard"># Importamos FastAPI para construir la API</text:p>
      <text:p text:style-name="Standard">from fastapi import FastAPI, Depends</text:p>
      <text:p text:style-name="Standard"/>
      <text:p text:style-name="Standard"># Importamos CORSMiddleware para permitir peticiones desde otros orígenes</text:p>
      <text:p text:style-name="Standard">from fastapi.middleware.cors import CORSMiddleware</text:p>
      <text:p text:style-name="Standard"/>
      <text:p text:style-name="Standard"># Importamos Session para manejar la sesión con la base de datos</text:p>
      <text:p text:style-name="Standard">from sqlalchemy.orm import Session</text:p>
      <text:p text:style-name="Standard"/>
      <text:p text:style-name="Standard"># Importamos nuestros modelos (en particular, el modelo Movimiento)</text:p>
      <text:p text:style-name="Standard">from src import models</text:p>
      <text:p text:style-name="Standard"/>
      <text:p text:style-name="Standard"># Importamos la sesión local configurada en database.py</text:p>
      <text:p text:style-name="Standard">from src.database import SessionLocal</text:p>
      <text:p text:style-name="Standard"/>
      <text:p text:style-name="Standard">import traceback</text:p>
      <text:p text:style-name="Standard">from fastapi.responses import JSONResponse</text:p>
      <text:p text:style-name="Standard">from fastapi.requests import Request</text:p>
      <text:p text:style-name="Standard"/>
      <text:p text:style-name="Standard"># Creamos una instancia de la aplicación FastAPI</text:p>
      <text:p text:style-name="Standard">app = FastAPI()</text:p>
      <text:p text:style-name="Standard"/>
      <text:p text:style-name="Standard">@app.exception_handler(Exception)</text:p>
      <text:p text:style-name="Standard">async def all_exception_handler(request: Request, exc: Exception):</text:p>
      <text:p text:style-name="Standard">    traceback.print_exc()</text:p>
      <text:p text:style-name="Standard">    return JSONResponse(</text:p>
      <text:p text:style-name="Standard">        status_code=500,</text:p>
      <text:p text:style-name="Standard">        content={"detail": str(exc)},</text:p>
      <text:p text:style-name="Standard">    )</text:p>
      <text:p text:style-name="Standard"/>
      <text:p text:style-name="Standard"># Configuramos el middleware CORS para permitir acceso desde el frontend (por ejemplo React en localhost:3000)</text:p>
      <text:p text:style-name="Standard">app.add_middleware(</text:p>
      <text:p text:style-name="Standard">    CORSMiddleware,</text:p>
      <text:p text:style-name="Standard">    allow_origins=["http://localhost:5173"],  # o ["*"] para permitir todos (no recomendado en producción)</text:p>
      <text:p text:style-name="Standard">    allow_credentials=True,</text:p>
      <text:p text:style-name="Standard">    allow_methods=["*"],</text:p>
      <text:p text:style-name="Standard">    allow_headers=["*"],</text:p>
      <text:p text:style-name="Standard">)</text:p>
      <text:p text:style-name="Standard"/>
      <text:p text:style-name="Standard"># Esta función se usa como dependencia para obtener una sesión de base de datos en cada petición</text:p>
      <text:p text:style-name="Standard">def get_db():</text:p>
      <text:p text:style-name="Standard">    db = SessionLocal()  # Creamos una nueva sesión</text:p>
      <text:p text:style-name="Standard">    try:</text:p>
      <text:p text:style-name="Standard">        yield db          # La entregamos al endpoint que la necesite</text:p>
      <text:p text:style-name="Standard">    finally:</text:p>
      <text:p text:style-name="Standard">        db.close()        # Cerramos la sesión una vez que el endpoint termina</text:p>
      <text:p text:style-name="Standard"/>
      <text:p text:style-name="Standard"># Definimos una ruta GET en "/movimientos" para obtener todos los movimientos registrados</text:p>
      <text:p text:style-name="Standard"><text:soft-page-break/>@app.get("/movimientos") </text:p>
      <text:p text:style-name="Standard">def obtener_movimientos(db: Session = Depends(get_db)):</text:p>
      <text:p text:style-name="Standard">    resultados = db.query(models.Movimiento).all()</text:p>
      <text:p text:style-name="Standard"/>
      <text:p text:style-name="Standard">    return [</text:p>
      <text:p text:style-name="Standard">        {</text:p>
      <text:p text:style-name="Standard">            "id": m.id,</text:p>
      <text:p text:style-name="Standard">            "tipo": m.tipo.value,</text:p>
      <text:p text:style-name="Standard">            "categoria": m.categoria,</text:p>
      <text:p text:style-name="Standard">            "monto": float(m.monto),</text:p>
      <text:p text:style-name="Standard">            "fecha": m.fecha.isoformat() if m.fecha else None</text:p>
      <text:p text:style-name="Standard">        }</text:p>
      <text:p text:style-name="Standard">        for m in resultados</text:p>
      <text:p text:style-name="Standard">    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13:22:46.238732100</meta:creation-date>
    <dc:date>2025-08-01T13:22:59.152346400</dc:date>
    <meta:editing-duration>PT13S</meta:editing-duration>
    <meta:editing-cycles>1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2" meta:word-count="232" meta:character-count="1992" meta:non-whitespace-character-count="1621"/>
  </office:meta>
</office:document-meta>
</file>